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Preformatted_20_Text">
      <style:text-properties officeooo:rsid="001753ea" officeooo:paragraph-rsid="0019397d"/>
    </style:style>
    <style:style style:name="P3" style:family="paragraph" style:parent-style-name="Standard">
      <style:text-properties officeooo:rsid="001753ea" officeooo:paragraph-rsid="001753ea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Standard">
      <style:text-properties officeooo:rsid="0019397d" officeooo:paragraph-rsid="0019397d"/>
    </style:style>
    <style:style style:name="P6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7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fo:color="#111111" fo:font-weight="bold" officeooo:rsid="001b501b" officeooo:paragraph-rsid="001b501b" style:font-weight-asian="bold" style:font-weight-complex="bold"/>
    </style:style>
    <style:style style:name="P9" style:family="paragraph" style:parent-style-name="Standard">
      <style:text-properties officeooo:rsid="001c599a" officeooo:paragraph-rsid="001c599a"/>
    </style:style>
    <style:style style:name="P10" style:family="paragraph" style:parent-style-name="Standard">
      <style:text-properties officeooo:paragraph-rsid="001c599a"/>
    </style:style>
    <style:style style:name="P11" style:family="paragraph" style:parent-style-name="Standard">
      <style:text-properties fo:color="#c9211e"/>
    </style:style>
    <style:style style:name="P12" style:family="paragraph" style:parent-style-name="Standard">
      <style:text-properties fo:color="#c9211e" officeooo:paragraph-rsid="001dfe3f"/>
    </style:style>
    <style:style style:name="P13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14" style:family="paragraph" style:parent-style-name="Standard">
      <style:text-properties fo:color="#c9211e" fo:font-weight="bold" officeooo:rsid="001b501b" officeooo:paragraph-rsid="0021f357" style:font-weight-asian="bold" style:font-weight-complex="bold"/>
    </style:style>
    <style:style style:name="P15" style:family="paragraph" style:parent-style-name="Standard">
      <style:text-properties fo:color="#c9211e" officeooo:rsid="001753ea" officeooo:paragraph-rsid="001f4575"/>
    </style:style>
    <style:style style:name="P16" style:family="paragraph" style:parent-style-name="Standard">
      <style:text-properties fo:color="#00ff00" officeooo:paragraph-rsid="001dfe3f"/>
    </style:style>
    <style:style style:name="P17" style:family="paragraph" style:parent-style-name="Standard">
      <style:text-properties fo:color="#00ff00" officeooo:paragraph-rsid="001c6c17"/>
    </style:style>
    <style:style style:name="P18" style:family="paragraph" style:parent-style-name="Standard">
      <style:text-properties fo:color="#00ff00" officeooo:rsid="001753ea" officeooo:paragraph-rsid="001753ea"/>
    </style:style>
    <style:style style:name="P19" style:family="paragraph" style:parent-style-name="Standard">
      <style:text-properties fo:color="#00ff00" officeooo:paragraph-rsid="001c599a"/>
    </style:style>
    <style:style style:name="P20" style:family="paragraph" style:parent-style-name="Standard">
      <style:text-properties officeooo:rsid="001753ea" officeooo:paragraph-rsid="001f4575"/>
    </style:style>
    <style:style style:name="P21" style:family="paragraph" style:parent-style-name="Standard">
      <style:text-properties officeooo:rsid="001753ea" officeooo:paragraph-rsid="0019397d"/>
    </style:style>
    <style:style style:name="P22" style:family="paragraph" style:parent-style-name="Standard">
      <style:text-properties officeooo:rsid="0019397d" officeooo:paragraph-rsid="00210308"/>
    </style:style>
    <style:style style:name="P23" style:family="paragraph" style:parent-style-name="Standard">
      <style:text-properties officeooo:paragraph-rsid="0019397d"/>
    </style:style>
    <style:style style:name="P24" style:family="paragraph" style:parent-style-name="Heading_20_2">
      <style:text-properties officeooo:paragraph-rsid="001753ea"/>
    </style:style>
    <style:style style:name="P25" style:family="paragraph" style:parent-style-name="Heading_20_2">
      <style:text-properties officeooo:paragraph-rsid="0019397d"/>
    </style:style>
    <style:style style:name="P26" style:family="paragraph" style:parent-style-name="Preformatted_20_Text">
      <style:text-properties officeooo:paragraph-rsid="001c599a"/>
    </style:style>
    <style:style style:name="P27" style:family="paragraph" style:parent-style-name="Preformatted_20_Text">
      <style:text-properties officeooo:paragraph-rsid="001c6c17"/>
    </style:style>
    <style:style style:name="P28" style:family="paragraph" style:parent-style-name="Preformatted_20_Text">
      <style:text-properties fo:color="#c9211e" officeooo:rsid="001753ea" officeooo:paragraph-rsid="001f4575"/>
    </style:style>
    <style:style style:name="P29" style:family="paragraph" style:parent-style-name="Preformatted_20_Text">
      <style:text-properties fo:color="#c9211e" officeooo:paragraph-rsid="001dfe3f"/>
    </style:style>
    <style:style style:name="P30" style:family="paragraph" style:parent-style-name="Preformatted_20_Text">
      <style:text-properties fo:color="#c9211e" officeooo:paragraph-rsid="0019397d"/>
    </style:style>
    <style:style style:name="P31" style:family="paragraph" style:parent-style-name="Preformatted_20_Text">
      <style:text-properties fo:color="#c9211e" officeooo:paragraph-rsid="001f4575"/>
    </style:style>
    <style:style style:name="P32" style:family="paragraph" style:parent-style-name="Preformatted_20_Text">
      <style:text-properties fo:color="#c9211e" officeooo:paragraph-rsid="00210308"/>
    </style:style>
    <style:style style:name="P33" style:family="paragraph" style:parent-style-name="Preformatted_20_Text">
      <style:text-properties fo:color="#c9211e" officeooo:paragraph-rsid="0021f357"/>
    </style:style>
    <style:style style:name="P34" style:family="paragraph" style:parent-style-name="Preformatted_20_Text">
      <style:text-properties officeooo:rsid="001753ea" officeooo:paragraph-rsid="001dfe3f"/>
    </style:style>
    <style:style style:name="P35" style:family="paragraph" style:parent-style-name="Preformatted_20_Text">
      <style:text-properties fo:color="#00ff00" officeooo:paragraph-rsid="001dfe3f"/>
    </style:style>
    <style:style style:name="P36" style:family="paragraph" style:parent-style-name="Preformatted_20_Text">
      <style:text-properties fo:color="#00ff00" officeooo:paragraph-rsid="001c6c17"/>
    </style:style>
    <style:style style:name="P37" style:family="paragraph" style:parent-style-name="Preformatted_20_Text">
      <style:text-properties fo:color="#00ff00" officeooo:paragraph-rsid="001c599a"/>
    </style:style>
    <style:style style:name="P38" style:family="paragraph" style:parent-style-name="Preformatted_20_Text">
      <style:text-properties officeooo:paragraph-rsid="001f4575"/>
    </style:style>
    <style:style style:name="P39" style:family="paragraph" style:parent-style-name="Preformatted_20_Text">
      <style:text-properties fo:color="#81d41a" officeooo:paragraph-rsid="00210308"/>
    </style:style>
    <style:style style:name="P40" style:family="paragraph" style:parent-style-name="Preformatted_20_Text">
      <style:text-properties officeooo:paragraph-rsid="00210308"/>
    </style:style>
    <style:style style:name="P41" style:family="paragraph" style:parent-style-name="Preformatted_20_Text">
      <style:text-properties officeooo:paragraph-rsid="0021f357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fo:color="#ff4000" officeooo:rsid="0019397d"/>
    </style:style>
    <style:style style:name="T5" style:family="text">
      <style:text-properties fo:color="#ff4000" style:font-name="Lucida Console" fo:font-size="9pt" officeooo:rsid="001c6c17" style:font-size-asian="9pt" fo:background-color="#ffffff"/>
    </style:style>
    <style:style style:name="T6" style:family="text">
      <style:text-properties officeooo:rsid="001c0e23"/>
    </style:style>
    <style:style style:name="T7" style:family="text">
      <style:text-properties fo:color="#81d41a"/>
    </style:style>
    <style:style style:name="T8" style:family="text">
      <style:text-properties fo:color="#81d41a" officeooo:rsid="0019397d"/>
    </style:style>
    <style:style style:name="T9" style:family="text">
      <style:text-properties officeooo:rsid="001c599a"/>
    </style:style>
    <style:style style:name="T10" style:family="text">
      <style:text-properties officeooo:rsid="001c6c17"/>
    </style:style>
    <style:style style:name="T11" style:family="text">
      <style:text-properties fo:color="#111111" style:font-name="Lucida Console" fo:font-size="9pt" officeooo:rsid="001c6c17" style:font-size-asian="9pt" fo:background-color="#ffffff"/>
    </style:style>
    <style:style style:name="T12" style:family="text">
      <style:text-properties fo:color="#c9211e"/>
    </style:style>
    <style:style style:name="T13" style:family="text">
      <style:text-properties fo:color="#c9211e" style:font-name="Lucida Console" fo:font-size="9pt" officeooo:rsid="001c6c17" style:font-size-asian="9pt" fo:background-color="#ffffff"/>
    </style:style>
    <style:style style:name="T14" style:family="text">
      <style:text-properties fo:color="#c9211e" style:font-name="Lucida Console" fo:font-size="9pt" officeooo:rsid="001dfe3f" style:font-size-asian="9pt" fo:background-color="#ffffff"/>
    </style:style>
    <style:style style:name="T15" style:family="text">
      <style:text-properties fo:color="#c9211e" style:font-name="Lucida Console" fo:font-size="9pt" style:font-size-asian="9pt" fo:background-color="#ffffff"/>
    </style:style>
    <style:style style:name="T16" style:family="text">
      <style:text-properties fo:color="#c9211e" style:font-name="Lucida Console" fo:font-size="9pt" style:font-size-asian="9pt" fo:background-color="#ffffff"/>
    </style:style>
    <style:style style:name="T17" style:family="text">
      <style:text-properties fo:color="#c9211e" style:font-name="Lucida Console" fo:font-size="9pt" officeooo:rsid="001f4575" style:font-size-asian="9pt" fo:background-color="#ffffff"/>
    </style:style>
    <style:style style:name="T18" style:family="text">
      <style:text-properties fo:color="#c9211e" style:font-name="Lucida Console" fo:font-size="9pt" officeooo:rsid="00210308" style:font-size-asian="9pt" fo:background-color="#ffffff"/>
    </style:style>
    <style:style style:name="T19" style:family="text">
      <style:text-properties fo:color="#c9211e" style:font-name="Lucida Console" fo:font-size="9pt" officeooo:rsid="0019397d" style:font-size-asian="9pt" fo:background-color="#ffffff"/>
    </style:style>
    <style:style style:name="T20" style:family="text">
      <style:text-properties fo:color="#c9211e" style:font-name="Lucida Console" fo:font-size="9pt" officeooo:rsid="0019397d" style:font-size-asian="9pt" fo:background-color="#ffffff"/>
    </style:style>
    <style:style style:name="T21" style:family="text">
      <style:text-properties fo:color="#c9211e" style:font-name="Lucida Console" fo:font-size="9pt" officeooo:rsid="0021f357" style:font-size-asian="9pt" fo:background-color="#ffffff"/>
    </style:style>
    <style:style style:name="T22" style:family="text">
      <style:text-properties fo:color="#00ff00"/>
    </style:style>
    <style:style style:name="T23" style:family="text">
      <style:text-properties fo:color="#00ff00" officeooo:rsid="001c6c17"/>
    </style:style>
    <style:style style:name="T24" style:family="text">
      <style:text-properties fo:color="#00ff00" officeooo:rsid="001dfe3f"/>
    </style:style>
    <style:style style:name="T25" style:family="text">
      <style:text-properties fo:color="#00ff00" officeooo:rsid="001c599a"/>
    </style:style>
    <style:style style:name="T26" style:family="text">
      <style:text-properties fo:color="#00ff00" style:font-name="Lucida Console" fo:font-size="9pt" officeooo:rsid="001c599a" style:font-size-asian="9pt" fo:background-color="#ffffff"/>
    </style:style>
    <style:style style:name="T27" style:family="text">
      <style:text-properties fo:color="#00ff00" style:font-name="Lucida Console" fo:font-size="9pt" officeooo:rsid="001c6c17" style:font-size-asian="9pt" fo:background-color="#ffffff"/>
    </style:style>
    <style:style style:name="T28" style:family="text">
      <style:text-properties officeooo:rsid="001dfe3f"/>
    </style:style>
    <style:style style:name="T29" style:family="text">
      <style:text-properties style:font-name="Lucida Console" fo:font-size="9pt" officeooo:rsid="001dfe3f" style:font-size-asian="9pt" fo:background-color="#ffffff"/>
    </style:style>
    <style:style style:name="T30" style:family="text">
      <style:text-properties style:font-name="Lucida Console" fo:font-size="9pt" style:font-size-asian="9pt" fo:background-color="#ffffff"/>
    </style:style>
    <style:style style:name="T31" style:family="text">
      <style:text-properties style:font-name="Lucida Console" fo:font-size="9pt" officeooo:rsid="001c6c17" style:font-size-asian="9pt" fo:background-color="#ffffff"/>
    </style:style>
    <style:style style:name="T32" style:family="text">
      <style:text-properties style:font-name="Lucida Console" fo:font-size="9pt" officeooo:rsid="001f4575" style:font-size-asian="9pt" fo:background-color="#ffffff"/>
    </style:style>
    <style:style style:name="T33" style:family="text">
      <style:text-properties style:font-name="Lucida Console" fo:font-size="9pt" officeooo:rsid="00210308" style:font-size-asian="9pt" fo:background-color="#ffffff"/>
    </style:style>
    <style:style style:name="T34" style:family="text">
      <style:text-properties style:font-name="Lucida Console" fo:font-size="9pt" officeooo:rsid="0019397d" style:font-size-asian="9pt" fo:background-color="#ffffff"/>
    </style:style>
    <style:style style:name="T35" style:family="text">
      <style:text-properties style:font-name="Lucida Console" fo:font-size="9pt" officeooo:rsid="0021f357" style:font-size-asian="9pt" fo:background-color="#ffffff"/>
    </style:style>
    <style:style style:name="T36" style:family="text">
      <style:text-properties officeooo:rsid="001f4575"/>
    </style:style>
    <style:style style:name="T37" style:family="text">
      <style:text-properties officeooo:rsid="00210308"/>
    </style:style>
    <style:style style:name="T38" style:family="text">
      <style:text-properties officeooo:rsid="0021f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<text:span text:style-name="T9">IMC</text:span></text:p>
      <text:p text:style-name="P3"/>
      <text:p text:style-name="P3">versión: 0,1</text:p>
      <text:p text:style-name="P3"/>
      <text:h text:style-name="Heading_20_1" text:outline-level="1">Fundamentos de la suite de prueba</text:h>
      <text:p text:style-name="P3">Evaluar el funcionamiento del programa <text:span text:style-name="T9">IMC</text:span></text:p>
      <text:p text:style-name="P3"/>
      <text:h text:style-name="Heading_20_1" text:outline-level="1">Check List</text:h>
      <text:p text:style-name="P3">Ejecutar la siguientes pruebas en el programa <text:span text:style-name="T9">IMC</text:span>, Ejecutar todas las pruebas en un terminal Git Bash.</text:p>
      <text:p text:style-name="P3"/>
      <text:h text:style-name="Heading_20_2" text:outline-level="2"><text:span text:style-name="T1">0</text:span>- Testear Funcionamiento de <text:span text:style-name="T9">Java</text:span></text:h>
      <text:p text:style-name="P3">Fundamentos: verificar la versión de java instalada en la Terminal</text:p>
      <text:p text:style-name="P3"/>
      <text:p text:style-name="Preformatted_20_Text"><text:tab/>java -version</text:p>
      <text:p text:style-name="P3"/>
      <text:p text:style-name="P3">Se requiere java versión 8 o sup, ideal 17</text:p>
      <text:p text:style-name="P3"/>
      <text:p text:style-name="P8">Respuest<text:span text:style-name="T9">a:</text:span></text:p>
      <text:p text:style-name="P3"/>
      <text:h text:style-name="Heading_20_1" text:outline-level="1">1- Compilar programa</text:h>
      <text:p text:style-name="P1">Fundamentos: Verificar que el programa compile sin errores</text:p>
      <text:p text:style-name="Preformatted_20_Text"><text:tab/><text:span text:style-name="T38">java IMC </text:span></text:p>
      <text:p text:style-name="Preformatted_20_Text"/>
      <text:p text:style-name="P3">No se esperan errores en consola</text:p>
      <text:p text:style-name="P8">Respuesta</text:p>
      <text:h text:style-name="Heading_20_2" text:outline-level="2">2- Testear Programa sin parámetros</text:h>
      <text:p text:style-name="P3">Fundamentos: verificar el funcionamiento del programa sin argumentos de entrada.</text:p>
      <text:p text:style-name="P3"/>
      <text:p text:style-name="P41"><text:tab/><text:span text:style-name="T22">java </text:span><text:span text:style-name="T25">IMC</text:span></text:p>
      <text:p text:style-name="P41"><text:span text:style-name="T9"><text:tab/></text:span><text:span text:style-name="T26">Ingrese su peso en kilogramos:</text:span></text:p>
      <text:p text:style-name="P41"><text:span text:style-name="T27"><text:tab/>Ingrese su estatura en centimetros:</text:span><text:span text:style-name="T9"> </text:span></text:p>
      <text:p text:style-name="P3"/>
      <text:p text:style-name="P3">Se espera un aviso de ingreso de parámetros.</text:p>
      <text:p text:style-name="P8">Respuesta</text:p>
      <text:h text:style-name="Heading_20_2" text:outline-level="2">3- Testear Programa con un parámetro de entrada</text:h>
      <text:p text:style-name="P3"/>
      <text:p text:style-name="P3">Fundamentos: Verificar ingreso de parámetros incorrectos</text:p>
      <text:p text:style-name="P18"/>
      <text:p text:style-name="P37"><text:tab/>java <text:span text:style-name="T9">IMC </text:span></text:p>
      <text:p text:style-name="P19"><text:span text:style-name="T30"><text:tab/>Ingrese su peso en kilogramos: </text:span><text:span text:style-name="T31">70</text:span></text:p>
      <text:p text:style-name="P19"><text:soft-page-break/><text:span text:style-name="T31"><text:tab/>Ingrese su estatura en centimetros:</text:span></text:p>
      <text:p text:style-name="P10"><text:span text:style-name="T11"/></text:p>
      <text:p text:style-name="P26"/>
      <text:p text:style-name="P9">Se espera <text:span text:style-name="T10">no dejar continuar al usuario hasta que indique el segundo parámetro </text:span></text:p>
      <text:p text:style-name="P8">Respuesta: <text:span text:style-name="T23">OK</text:span></text:p>
      <text:h text:style-name="P24" text:outline-level="2">3- Testear Programa con <text:span text:style-name="T1">dos</text:span> parámetro<text:span text:style-name="T2">s</text:span> de entrada</text:h>
      <text:p text:style-name="P3"/>
      <text:p text:style-name="P3">Fundamentos: Verificar ingreso de parámetros incorrectos</text:p>
      <text:p text:style-name="P3"/>
      <text:p text:style-name="P27"><text:tab/><text:span text:style-name="T22">java </text:span><text:span text:style-name="T25">IMC </text:span></text:p>
      <text:p text:style-name="P17"><text:span text:style-name="T30"><text:tab/>Ingrese su peso en kilogramos: </text:span><text:span text:style-name="T31">70</text:span></text:p>
      <text:p text:style-name="P36"><text:span text:style-name="T31"><text:tab/>Ingrese su estatura en centimetros:161</text:span></text:p>
      <text:p text:style-name="P3"/>
      <text:p text:style-name="P5">Se espera <text:span text:style-name="T10">el cálculo</text:span> de <text:span text:style-name="T10">IMC según</text:span> los parámetros de entrada</text:p>
      <text:p text:style-name="P7">Respuesta: <text:span text:style-name="T10">OK</text:span></text:p>
      <text:h text:style-name="P25" text:outline-level="2"><text:span text:style-name="T2">4</text:span>- Testear Programa con <text:span text:style-name="T2">tres o más</text:span> parámetro<text:span text:style-name="T2">s</text:span> de entrada</text:h>
      <text:p text:style-name="P4"/>
      <text:p text:style-name="P4">Fundamentos: Verificar ingreso de parámetros incorrectos</text:p>
      <text:p text:style-name="P4"/>
      <text:p text:style-name="P29"><text:tab/><text:span text:style-name="T24">java IMC</text:span></text:p>
      <text:p text:style-name="P16"><text:span text:style-name="T30"><text:tab/>Ingrese su peso en kilogramos: </text:span><text:span text:style-name="T31">70 </text:span><text:span text:style-name="T29">90</text:span></text:p>
      <text:p text:style-name="P35"><text:span text:style-name="T31"><text:tab/>Ingrese su estatura en centimetros:161</text:span></text:p>
      <text:p text:style-name="P35"><text:tab/><text:span text:style-name="T28">java IMC</text:span></text:p>
      <text:p text:style-name="P16"><text:span text:style-name="T30"><text:tab/>Ingrese su peso en kilogramos: </text:span><text:span text:style-name="T31">7</text:span><text:span text:style-name="T29">0</text:span></text:p>
      <text:p text:style-name="P35"><text:span text:style-name="T31"><text:tab/>Ingrese su estatura en centimetros:161 </text:span><text:span text:style-name="T29">90</text:span></text:p>
      <text:p text:style-name="P35"><text:span text:style-name="T31"><text:tab/></text:span><text:span text:style-name="T29">java IMC</text:span></text:p>
      <text:p text:style-name="P16"><text:span text:style-name="T30"><text:tab/>Ingrese su peso en kilogramos: </text:span><text:span text:style-name="T31">70 </text:span><text:span text:style-name="T29">90</text:span></text:p>
      <text:p text:style-name="P35"><text:span text:style-name="T31"><text:tab/>Ingrese su estatura en centimetros:161 </text:span><text:span text:style-name="T29">90</text:span></text:p>
      <text:p text:style-name="P34"/>
      <text:p text:style-name="P5">Se espera <text:span text:style-name="T28">el cálculo de IMC de los primeros parámetros de entrada por cada línea</text:span></text:p>
      <text:p text:style-name="P8">Respuesta: <text:span text:style-name="T24">OK</text:span></text:p>
      <text:p text:style-name="P4"/>
      <text:h text:style-name="P25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29"><text:tab/><text:span text:style-name="T28">java IMC</text:span></text:p>
      <text:p text:style-name="P12"><text:span text:style-name="T30"><text:tab/>Ingrese su peso en kilogramos: </text:span><text:span text:style-name="T29">a</text:span></text:p>
      <text:p text:style-name="P29"><text:span text:style-name="T31"><text:tab/>Ingrese su estatura en centimetros:</text:span><text:span text:style-name="T29">m</text:span></text:p>
      <text:p text:style-name="P29"><text:span text:style-name="T29"><text:tab/>java IMC</text:span></text:p>
      <text:p text:style-name="P12"><text:span text:style-name="T30"><text:tab/>Ingrese su peso en kilogramos: </text:span><text:span text:style-name="T31">70</text:span></text:p>
      <text:p text:style-name="P29"><text:span text:style-name="T31"><text:tab/>Ingrese su estatura en centimetros:</text:span><text:span text:style-name="T29">m</text:span></text:p>
      <text:p text:style-name="P2"/>
      <text:p text:style-name="P5">Se espera un aviso de error de parámetros de entrada</text:p>
      <text:p text:style-name="P6">Respuesta: <text:span text:style-name="T28">Error: se lanza una excepción</text:span></text:p>
      <text:h text:style-name="P25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20"><text:tab/><text:span text:style-name="T14">java IMC</text:span></text:p>
      <text:p text:style-name="P38"><text:tab/><text:span text:style-name="T15">Ingrese su peso en kilogramos: </text:span><text:span text:style-name="T13">70</text:span></text:p>
      <text:p text:style-name="P15"><text:span text:style-name="T5"><text:tab/></text:span><text:span text:style-name="T31">Ingrese su estatura en centimetros:</text:span><text:span text:style-name="T32">161.0</text:span></text:p>
      <text:p text:style-name="P20"><text:span text:style-name="T14"><text:tab/>java IMC</text:span></text:p>
      <text:p text:style-name="P38"><text:tab/><text:span text:style-name="T15">Ingrese su peso en kilogramos: </text:span><text:span text:style-name="T13">70.</text:span><text:span text:style-name="T17">0</text:span></text:p>
      <text:p text:style-name="P28"><text:soft-page-break/><text:span text:style-name="T5"><text:tab/></text:span><text:span text:style-name="T31">Ingrese su estatura en centimetros:</text:span><text:span text:style-name="T32">161</text:span></text:p>
      <text:p text:style-name="P20"><text:span text:style-name="T36"><text:tab/></text:span><text:span text:style-name="T14">java IMC</text:span></text:p>
      <text:p text:style-name="P38"><text:tab/><text:span text:style-name="T15">Ingrese su peso en kilogramos: </text:span><text:span text:style-name="T13">70.</text:span><text:span text:style-name="T17">0</text:span></text:p>
      <text:p text:style-name="P31"><text:span text:style-name="T5"><text:tab/></text:span><text:span text:style-name="T31">Ingrese su estatura en centimetros:</text:span><text:span text:style-name="T32">161.0</text:span></text:p>
      <text:p text:style-name="P20"><text:span text:style-name="T14"><text:tab/>java IMC</text:span></text:p>
      <text:p text:style-name="P38"><text:tab/><text:span text:style-name="T15">Ingrese su peso en kilogramos: </text:span><text:span text:style-name="T13">7</text:span><text:span text:style-name="T17">0.5</text:span></text:p>
      <text:p text:style-name="P31"><text:span text:style-name="T5"><text:tab/></text:span><text:span text:style-name="T31">Ingrese su estatura en centimetros:</text:span><text:span text:style-name="T32">161.5</text:span></text:p>
      <text:p text:style-name="P2"/>
      <text:p text:style-name="P5">Se espera <text:span text:style-name="T36">el cálculo del IMC según los parámetros de entrada</text:span></text:p>
      <text:p text:style-name="P6">Respuesta: <text:s/><text:span text:style-name="T6">Error: se lanza una excepción</text:span></text:p>
      <text:h text:style-name="P25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6">neutros</text:span></text:p>
      <text:p text:style-name="P4"/>
      <text:p text:style-name="P39"><text:tab/><text:span text:style-name="T14">java IMC</text:span></text:p>
      <text:p text:style-name="P40"><text:tab/><text:span text:style-name="T15">Ingrese su peso en kilogramos: </text:span><text:span text:style-name="T13">7</text:span><text:span text:style-name="T17">0</text:span></text:p>
      <text:p text:style-name="P32"><text:span text:style-name="T5"><text:tab/></text:span><text:span text:style-name="T31">Ingrese su estatura en centimetros:</text:span><text:span text:style-name="T33">0</text:span></text:p>
      <text:p text:style-name="P39"><text:tab/><text:span text:style-name="T14">java IMC</text:span></text:p>
      <text:p text:style-name="P40"><text:tab/><text:span text:style-name="T15">Ingrese su peso en kilogramos: </text:span><text:span text:style-name="T18">0</text:span></text:p>
      <text:p text:style-name="P39"><text:span text:style-name="T5"><text:tab/></text:span><text:span text:style-name="T13">Ingrese su estatura en centimetros:</text:span><text:span text:style-name="T18">70</text:span></text:p>
      <text:p text:style-name="P39"><text:tab/><text:span text:style-name="T14">java IMC</text:span></text:p>
      <text:p text:style-name="P40"><text:tab/><text:span text:style-name="T15">Ingrese su peso en kilogramos: </text:span><text:span text:style-name="T18">0</text:span></text:p>
      <text:p text:style-name="P40"><text:span text:style-name="T5"><text:tab/></text:span><text:span text:style-name="T13">Ingrese su estatura en centimetros:</text:span><text:span text:style-name="T18">0</text:span></text:p>
      <text:p text:style-name="P2"/>
      <text:p text:style-name="P5">Se esper<text:span text:style-name="T37">a un mensaje de aviso de parámetro inválido</text:span></text:p>
      <text:p text:style-name="P6">Respuesta: <text:span text:style-name="T6">Error: el programa se ejecuta con errores.</text:span></text:p>
      <text:h text:style-name="P25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Fundamentos: Verificar ingreso de parámetros incorrectos</text:p>
      <text:p text:style-name="P4"><text:tab/></text:p>
      <text:p text:style-name="P23"><text:span text:style-name="T1"><text:tab/></text:span><text:span text:style-name="T15">java IMC</text:span></text:p>
      <text:p text:style-name="P30"><text:tab/><text:span text:style-name="T30">Ingrese su peso en kilogramos: -70</text:span></text:p>
      <text:p text:style-name="P11"><text:span text:style-name="T30"><text:tab/>Ingrese su estatura en centimetros: -161</text:span></text:p>
      <text:p text:style-name="P39"><text:tab/><text:span text:style-name="T15">java IMC</text:span></text:p>
      <text:p text:style-name="P32"><text:tab/><text:span text:style-name="T30">Ingrese su peso en kilogramos: </text:span><text:span text:style-name="T33">-</text:span><text:span text:style-name="T30">70</text:span></text:p>
      <text:p text:style-name="P32"><text:span text:style-name="T30"><text:tab/>Ingrese su estatura en centimetros: 161</text:span></text:p>
      <text:p text:style-name="P40"><text:span text:style-name="T7"><text:tab/></text:span><text:span text:style-name="T15">java IMC</text:span></text:p>
      <text:p text:style-name="P32"><text:tab/><text:span text:style-name="T30">Ingrese su peso en kilogramos: 70</text:span></text:p>
      <text:p text:style-name="P32"><text:span text:style-name="T34"><text:tab/>Ingrese su estatura en centimetros: </text:span><text:span text:style-name="T33">-</text:span><text:span text:style-name="T34">161</text:span></text:p>
      <text:p text:style-name="P41"><text:tab/><text:span text:style-name="T15">java IMC</text:span></text:p>
      <text:p text:style-name="P33"><text:tab/><text:span text:style-name="T30">Ingrese su peso en kilogramos: -</text:span><text:span text:style-name="T35">7</text:span><text:span text:style-name="T30">0</text:span></text:p>
      <text:p text:style-name="P41"><text:span text:style-name="T19"><text:tab/>Ingrese su estatura en centimetros: -</text:span><text:span text:style-name="T21">0</text:span><text:span text:style-name="T8"> </text:span></text:p>
      <text:p text:style-name="P2"/>
      <text:p text:style-name="P22">Se espera <text:span text:style-name="T37">un mensaje de aviso de parámetro inválido</text:span> </text:p>
      <text:p text:style-name="P14">Respuesta: <text:span text:style-name="T6">Error: el programa se ejecuta con errores.</text:span></text:p>
      <text:h text:style-name="P25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41"><text:tab/><text:span text:style-name="T19">java IMC</text:span></text:p>
      <text:p text:style-name="P33"><text:tab/><text:span text:style-name="T30">Ingrese su peso en kilogramos: </text:span><text:span text:style-name="T35">7000000</text:span><text:span text:style-name="T30">0</text:span></text:p>
      <text:p text:style-name="P41"><text:span text:style-name="T19"><text:tab/>Ingrese su estatura en centimetros: </text:span><text:span text:style-name="T21">161</text:span></text:p>
      <text:p text:style-name="P41"><text:span text:style-name="T21"><text:tab/></text:span><text:span text:style-name="T19">java IMC</text:span></text:p>
      <text:p text:style-name="P33"><text:tab/><text:span text:style-name="T30">Ingrese su peso en kilogramos: </text:span><text:span text:style-name="T35">70</text:span></text:p>
      <text:p text:style-name="P41"><text:span text:style-name="T19"><text:tab/>Ingrese su estatura en centimetros: </text:span><text:span text:style-name="T21">70000000</text:span></text:p>
      <text:p text:style-name="P41"><text:span text:style-name="T21"><text:tab/>Ingrese su peso en kilogramos: 70000000</text:span></text:p>
      <text:p text:style-name="P41"><text:span text:style-name="T19"><text:tab/>Ingrese su estatura en centimetros: </text:span><text:span text:style-name="T21">70000000</text:span></text:p>
      <text:p text:style-name="P41"><text:soft-page-break/><text:span text:style-name="T21"><text:tab/></text:span></text:p>
      <text:p text:style-name="P5">Se espera <text:span text:style-name="T38">un mensaje de aviso de parámetro inválido</text:span></text:p>
      <text:p text:style-name="P6">Respuesta: <text:span text:style-name="T6">Error: se lanza una exep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LibreOffice/5.3.4.2$Windows_X86_64 LibreOffice_project/f82d347ccc0be322489bf7da61d7e4ad13fe2ff3</meta:generator>
    <dc:date>2022-10-17T13:31:11.080000000</dc:date>
    <meta:editing-duration>PT18M30S</meta:editing-duration>
    <meta:editing-cycles>4</meta:editing-cycles>
    <meta:document-statistic meta:table-count="0" meta:image-count="0" meta:object-count="0" meta:page-count="4" meta:paragraph-count="119" meta:word-count="646" meta:character-count="4142" meta:non-whitespace-character-count="3536"/>
  </office:meta>
</office:document-meta>
</file>